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Implement 'need to know' policy Delete any unnecessary sensitive information Make a list of information that you keep, where it?s kept, who has access to it, and what stops others from accessing it Make a list of who might want to get a hold of your information Note what your adversary might want to do with your information Note the likelihood of your adversaries attacking Note the capability of your adversaries to attack Note what the consequences are if the attack succeeds Note what you are you willing to go through in order to try to prevent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